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d7e70"/>
    </style:style>
    <style:style style:name="P2" style:family="paragraph" style:parent-style-name="Standard">
      <style:text-properties style:font-name="FreeSerif" officeooo:rsid="00074e05" officeooo:paragraph-rsid="000d7e70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d7e70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d7e7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d7e7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d7e70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e70b8" style:font-size-asian="11pt" style:font-size-complex="11pt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d7e70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paragraph-rsid="000d7e70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d7e7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e70b8" style:font-size-asian="11pt" style:font-size-complex="11pt"/>
    </style:style>
    <style:style style:name="P12" style:family="paragraph" style:parent-style-name="Table_20_Contents">
      <style:text-properties style:font-name="FreeSerif" fo:font-size="11pt" officeooo:paragraph-rsid="000d7e70" style:font-size-asian="11pt" style:font-size-complex="11pt"/>
    </style:style>
    <style:style style:name="P13" style:family="paragraph" style:parent-style-name="Table_20_Contents">
      <style:text-properties style:font-name="Arial" fo:font-weight="normal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officeooo:rsid="000e7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><draw:frame draw:style-name="fr1" draw:name="Изображение17" text:anchor-type="paragraph" svg:x="15.748cm" svg:y="11.635cm" svg:width="1.953cm" svg:height="0.947cm" draw:z-index="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8"><draw:frame draw:style-name="fr1" draw:name="Изображение2" text:anchor-type="paragraph" svg:x="16.249cm" svg:y="0.482cm" svg:width="1.953cm" svg:height="0.947cm" draw:z-index="1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4">Германенко Дмитро</text:p>
          </table:table-cell>
          <table:table-cell table:style-name="Таблица1.C2" office:value-type="string">
            <text:p text:style-name="P6">1<text:span text:style-name="T3">1</text:span>-<text:span text:style-name="T8">Б</text:span></text:p>
          </table:table-cell>
          <table:table-cell table:style-name="Таблица1.D2" office:value-type="string">
            <text:p text:style-name="P10"><text:span text:style-name="T5">05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492139702417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3" office:value-type="string">
            <text:p text:style-name="P14">Колесников Микола</text:p>
          </table:table-cell>
          <table:table-cell table:style-name="Таблица1.C3" office:value-type="string">
            <text:p text:style-name="P7">1<text:span text:style-name="T3">1</text:span>-<text:span text:style-name="T8">Б</text:span></text:p>
          </table:table-cell>
          <table:table-cell table:style-name="Таблица1.D3" office:value-type="string">
            <text:p text:style-name="P11"><text:span text:style-name="T5">05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4921227294159" text:continue-numbering="true" text:style-name="L1">
              <text:list-item>
                <text:p text:style-name="P8"><draw:frame draw:style-name="fr1" draw:name="Изображение4" text:anchor-type="paragraph" svg:x="16.249cm" svg:y="0.474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4">Корабльов Сергій</text:p>
          </table:table-cell>
          <table:table-cell table:style-name="Таблица1.C4" office:value-type="string">
            <text:p text:style-name="P7">1<text:span text:style-name="T3">1</text:span>-<text:span text:style-name="T8">Б</text:span></text:p>
          </table:table-cell>
          <table:table-cell table:style-name="Таблица1.D4" office:value-type="string">
            <text:p text:style-name="P11"><text:span text:style-name="T5">05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492270513097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5" office:value-type="string">
            <text:p text:style-name="P14">Кривець Антон</text:p>
          </table:table-cell>
          <table:table-cell table:style-name="Таблица1.C5" office:value-type="string">
            <text:p text:style-name="P7">1<text:span text:style-name="T3">1</text:span>-<text:span text:style-name="T8">Б</text:span></text:p>
          </table:table-cell>
          <table:table-cell table:style-name="Таблица1.D5" office:value-type="string">
            <text:p text:style-name="P11"><text:span text:style-name="T5">05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9"/>
          </table:table-cell>
          <table:table-cell table:style-name="Таблица1.G5" office:value-type="string">
            <text:p text:style-name="P9"><draw:frame draw:style-name="fr1" draw:name="Изображение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129454098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4">Малигін Єгор</text:p>
          </table:table-cell>
          <table:table-cell table:style-name="Таблица1.C6" office:value-type="string">
            <text:p text:style-name="P7">1<text:span text:style-name="T3">1</text:span>-<text:span text:style-name="T8">Б</text:span></text:p>
          </table:table-cell>
          <table:table-cell table:style-name="Таблица1.D6" office:value-type="string">
            <text:p text:style-name="P11"><text:span text:style-name="T5">05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><draw:frame draw:style-name="fr1" draw:name="Изображение9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2142259276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7" office:value-type="string">
            <text:p text:style-name="P14">Муленко Анастасія</text:p>
          </table:table-cell>
          <table:table-cell table:style-name="Таблица1.C7" office:value-type="string">
            <text:p text:style-name="P7">1<text:span text:style-name="T3">1</text:span>-<text:span text:style-name="T8">Б</text:span></text:p>
          </table:table-cell>
          <table:table-cell table:style-name="Таблица1.D7" office:value-type="string">
            <text:p text:style-name="P11"><text:span text:style-name="T5">05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><draw:frame draw:style-name="fr1" draw:name="Изображение7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136621116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8" office:value-type="string">
            <text:p text:style-name="P14">Ніколаєва Лілія</text:p>
          </table:table-cell>
          <table:table-cell table:style-name="Таблица1.C8" office:value-type="string">
            <text:p text:style-name="P7">1<text:span text:style-name="T3">1</text:span>-<text:span text:style-name="T8">Б</text:span></text:p>
          </table:table-cell>
          <table:table-cell table:style-name="Таблица1.D8" office:value-type="string">
            <text:p text:style-name="P11"><text:span text:style-name="T5">05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><draw:frame draw:style-name="fr1" draw:name="Изображение6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145097630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9" office:value-type="string">
            <text:p text:style-name="P14">Песков Максим</text:p>
          </table:table-cell>
          <table:table-cell table:style-name="Таблица1.C9" office:value-type="string">
            <text:p text:style-name="P7">1<text:span text:style-name="T3">1</text:span>-<text:span text:style-name="T8">Б</text:span></text:p>
          </table:table-cell>
          <table:table-cell table:style-name="Таблица1.D9" office:value-type="string">
            <text:p text:style-name="P11"><text:span text:style-name="T5">05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><draw:frame draw:style-name="fr1" draw:name="Изображение8" text:anchor-type="paragraph" svg:x="0.203cm" svg:y="0.633cm" svg:width="1.953cm" svg:height="0.947cm" draw:z-index="1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300334267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0" office:value-type="string">
            <text:p text:style-name="P14">Пісчиков Дмитро</text:p>
          </table:table-cell>
          <table:table-cell table:style-name="Таблица1.C10" office:value-type="string">
            <text:p text:style-name="P7">1<text:span text:style-name="T3">1</text:span>-<text:span text:style-name="T8">Б</text:span></text:p>
          </table:table-cell>
          <table:table-cell table:style-name="Таблица1.D10" office:value-type="string">
            <text:p text:style-name="P11"><text:span text:style-name="T5">05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><draw:frame draw:style-name="fr1" draw:name="Изображение10" text:anchor-type="paragraph" svg:x="0.203cm" svg:y="0.575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3042491032" text:continue-numbering="true" text:style-name="L1">
              <text:list-item>
                <text:p text:style-name="P8"><draw:frame draw:style-name="fr1" draw:name="Изображение12" text:anchor-type="paragraph" svg:x="16.249cm" svg:y="0.503cm" svg:width="1.953cm" svg:height="0.947cm" draw:z-index="1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4">Породько Сергій</text:p>
          </table:table-cell>
          <table:table-cell table:style-name="Таблица1.C11" office:value-type="string">
            <text:p text:style-name="P7">1<text:span text:style-name="T3">1</text:span>-<text:span text:style-name="T8">Б</text:span></text:p>
          </table:table-cell>
          <table:table-cell table:style-name="Таблица1.D11" office:value-type="string">
            <text:p text:style-name="P11"><text:span text:style-name="T5">05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9"/>
          </table:table-cell>
          <table:table-cell table:style-name="Таблица1.G1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492164328962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2" office:value-type="string">
            <text:p text:style-name="P14">Руденко Костянтин</text:p>
          </table:table-cell>
          <table:table-cell table:style-name="Таблица1.C12" office:value-type="string">
            <text:p text:style-name="P7">1<text:span text:style-name="T3">1</text:span>-<text:span text:style-name="T8">Б</text:span></text:p>
          </table:table-cell>
          <table:table-cell table:style-name="Таблица1.D12" office:value-type="string">
            <text:p text:style-name="P11"><text:span text:style-name="T5">05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9"/>
          </table:table-cell>
          <table:table-cell table:style-name="Таблица1.G12" office:value-type="string">
            <text:p text:style-name="P9"><draw:frame draw:style-name="fr1" draw:name="Изображение11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248721479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3" office:value-type="string">
            <text:p text:style-name="P14">Сполович Олексій</text:p>
          </table:table-cell>
          <table:table-cell table:style-name="Таблица1.C13" office:value-type="string">
            <text:p text:style-name="P7">1<text:span text:style-name="T3">1</text:span>-<text:span text:style-name="T8">Б</text:span></text:p>
          </table:table-cell>
          <table:table-cell table:style-name="Таблица1.D13" office:value-type="string">
            <text:p text:style-name="P11"><text:span text:style-name="T5">05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9"/>
          </table:table-cell>
          <table:table-cell table:style-name="Таблица1.G13" office:value-type="string">
            <text:p text:style-name="P9"><draw:frame draw:style-name="fr1" draw:name="Изображение14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225089201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4" office:value-type="string">
            <text:p text:style-name="P14">Сущенко Каміла</text:p>
          </table:table-cell>
          <table:table-cell table:style-name="Таблица1.C14" office:value-type="string">
            <text:p text:style-name="P7">1<text:span text:style-name="T3">1</text:span>-<text:span text:style-name="T8">Б</text:span></text:p>
          </table:table-cell>
          <table:table-cell table:style-name="Таблица1.D14" office:value-type="string">
            <text:p text:style-name="P11"><text:span text:style-name="T5">05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9"/>
          </table:table-cell>
          <table:table-cell table:style-name="Таблица1.G14" office:value-type="string">
            <text:p text:style-name="P9"><draw:frame draw:style-name="fr1" draw:name="Изображение13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203137132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5" office:value-type="string">
            <text:p text:style-name="P14">Тимашова Анастасія</text:p>
          </table:table-cell>
          <table:table-cell table:style-name="Таблица1.C15" office:value-type="string">
            <text:p text:style-name="P7">1<text:span text:style-name="T3">1</text:span>-<text:span text:style-name="T8">Б</text:span></text:p>
          </table:table-cell>
          <table:table-cell table:style-name="Таблица1.D15" office:value-type="string">
            <text:p text:style-name="P11"><text:span text:style-name="T5">05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9"/>
          </table:table-cell>
          <table:table-cell table:style-name="Таблица1.G15" office:value-type="string">
            <text:p text:style-name="P9"><draw:frame draw:style-name="fr1" draw:name="Изображение15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118514632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6" office:value-type="string">
            <text:p text:style-name="P14">Ткаченко Ольга</text:p>
          </table:table-cell>
          <table:table-cell table:style-name="Таблица1.C16" office:value-type="string">
            <text:p text:style-name="P7">1<text:span text:style-name="T3">1</text:span>-<text:span text:style-name="T8">Б</text:span></text:p>
          </table:table-cell>
          <table:table-cell table:style-name="Таблица1.D16" office:value-type="string">
            <text:p text:style-name="P11"><text:span text:style-name="T5">05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9"/>
          </table:table-cell>
          <table:table-cell table:style-name="Таблица1.G16" office:value-type="string">
            <text:p text:style-name="P9"><draw:frame draw:style-name="fr1" draw:name="Изображение16" text:anchor-type="paragraph" svg:x="0.203cm" svg:y="0.607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92215301637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7" office:value-type="string">
            <text:p text:style-name="P14">Федоренко Савелій</text:p>
          </table:table-cell>
          <table:table-cell table:style-name="Таблица1.C17" office:value-type="string">
            <text:p text:style-name="P7">1<text:span text:style-name="T3">1</text:span>-<text:span text:style-name="T8">Б</text:span></text:p>
          </table:table-cell>
          <table:table-cell table:style-name="Таблица1.D17" office:value-type="string">
            <text:p text:style-name="P11"><text:span text:style-name="T5">05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9"/>
          </table:table-cell>
          <table:table-cell table:style-name="Таблица1.G17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64921113362592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8" office:value-type="string">
            <text:p text:style-name="P14">Шаров Микита</text:p>
          </table:table-cell>
          <table:table-cell table:style-name="Таблица1.C18" office:value-type="string">
            <text:p text:style-name="P7">1<text:span text:style-name="T3">1</text:span>-<text:span text:style-name="T8">Б</text:span></text:p>
          </table:table-cell>
          <table:table-cell table:style-name="Таблица1.D18" office:value-type="string">
            <text:p text:style-name="P11"><text:span text:style-name="T5">05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9"/>
          </table:table-cell>
          <table:table-cell table:style-name="Таблица1.G18" office:value-type="string">
            <text:p text:style-name="P9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47:20.121312465</meta:creation-date>
    <dc:date>2019-10-15T06:49:19.521723950</dc:date>
    <meta:editing-duration>PT2M</meta:editing-duration>
    <meta:editing-cycles>2</meta:editing-cycles>
    <meta:generator>LibreOffice/6.3.2.2$Linux_X86_64 LibreOffice_project/30$Build-2</meta:generator>
    <meta:document-statistic meta:table-count="1" meta:image-count="17" meta:object-count="0" meta:page-count="1" meta:paragraph-count="98" meta:word-count="136" meta:character-count="963" meta:non-whitespace-character-count="925"/>
  </office:meta>
</office:document-meta>
</file>